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13" table:default-cell-style-name="ce2"/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PCA2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GEN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GEN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gen</text:p>
          </table:table-cell>
          <table:table-cell table:style-name="ce1"/>
        </table:table-row>
        <table:table-row table:style-name="ro1">
          <table:table-cell office:value-type="string" calcext:value-type="string">
            <text:p>EXERCISE1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4643" calcext:value-type="percentage">
            <text:p>46,43%</text:p>
          </table:table-cell>
          <table:table-cell table:style-name="ce6" office:value-type="percentage" office:value="0.3408" calcext:value-type="percentage">
            <text:p>34,08%</text:p>
          </table:table-cell>
          <table:table-cell table:style-name="ce6" office:value-type="percentage" office:value="0.4082" calcext:value-type="percentage">
            <text:p>40,82%</text:p>
          </table:table-cell>
          <table:table-cell office:value-type="percentage" office:value="0.2497" calcext:value-type="percentage">
            <text:p>24,97%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1973" calcext:value-type="percentage">
            <text:p>19,73%</text:p>
          </table:table-cell>
          <table:table-cell office:value-type="percentage" office:value="0.1837" calcext:value-type="percentage">
            <text:p>18,37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816" calcext:value-type="percentage">
            <text:p>18,16%</text:p>
          </table:table-cell>
          <table:table-cell/>
        </table:table-row>
        <table:table-row table:style-name="ro1">
          <table:table-cell office:value-type="string" calcext:value-type="string">
            <text:p>EXERCISE1_2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4741" calcext:value-type="percentage">
            <text:p>47,41%</text:p>
          </table:table-cell>
          <table:table-cell office:value-type="percentage" office:value="0.4204" calcext:value-type="percentage">
            <text:p>42,04%</text:p>
          </table:table-cell>
          <table:table-cell table:style-name="ce6" office:value-type="percentage" office:value="0.3102" calcext:value-type="percentage">
            <text:p>31,02%</text:p>
          </table:table-cell>
          <table:table-cell table:style-name="ce6" office:value-type="percentage" office:value="0.4286" calcext:value-type="percentage">
            <text:p>42,86%</text:p>
          </table:table-cell>
          <table:table-cell office:value-type="percentage" office:value="0.3844" calcext:value-type="percentage">
            <text:p>38,44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2612" calcext:value-type="percentage">
            <text:p>26,12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63" calcext:value-type="percentage">
            <text:p>11,63%</text:p>
          </table:table-cell>
          <table:table-cell/>
        </table:table-row>
        <table:table-row table:style-name="ro1">
          <table:table-cell office:value-type="string" calcext:value-type="string">
            <text:p>EXERCISE1_3</text:p>
          </table:table-cell>
          <table:table-cell office:value-type="percentage" office:value="0.3299" calcext:value-type="percentage">
            <text:p>32,99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252" calcext:value-type="percentage">
            <text:p>22,52%</text:p>
          </table:table-cell>
          <table:table-cell office:value-type="percentage" office:value="0.1959" calcext:value-type="percentage">
            <text:p>19,59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163" calcext:value-type="percentage">
            <text:p>11,63%</text:p>
          </table:table-cell>
          <table:table-cell/>
        </table:table-row>
        <table:table-row table:style-name="ro1">
          <table:table-cell office:value-type="string" calcext:value-type="string">
            <text:p>EXERCISE1_4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5102" calcext:value-type="percentage">
            <text:p>51,02%</text:p>
          </table:table-cell>
          <table:table-cell office:value-type="percentage" office:value="0.5116" calcext:value-type="percentage">
            <text:p>51,16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973" calcext:value-type="percentage">
            <text:p>19,73%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633" calcext:value-type="percentage">
            <text:p>16,33%</text:p>
          </table:table-cell>
          <table:table-cell/>
        </table:table-row>
        <table:table-row table:style-name="ro1">
          <table:table-cell office:value-type="string" calcext:value-type="string">
            <text:p>EXERCISE1_5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898" calcext:value-type="percentage">
            <text:p>18,98%</text:p>
          </table:table-cell>
          <table:table-cell/>
        </table:table-row>
        <table:table-row table:style-name="ro1">
          <table:table-cell office:value-type="string" calcext:value-type="string">
            <text:p>EXERCISE1_6</text:p>
          </table:table-cell>
          <table:table-cell office:value-type="percentage" office:value="0.4109" calcext:value-type="percentage">
            <text:p>41,09%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4823" calcext:value-type="percentage">
            <text:p>48,23%</text:p>
          </table:table-cell>
          <table:table-cell office:value-type="percentage" office:value="0.4136" calcext:value-type="percentage">
            <text:p>41,36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1204" calcext:value-type="percentage">
            <text:p>12,04%</text:p>
          </table:table-cell>
          <table:table-cell office:value-type="percentage" office:value="0.1932" calcext:value-type="percentage">
            <text:p>19,32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33" calcext:value-type="percentage">
            <text:p>16,33%</text:p>
          </table:table-cell>
          <table:table-cell/>
        </table:table-row>
        <table:table-row table:style-name="ro1">
          <table:table-cell office:value-type="string" calcext:value-type="string">
            <text:p>EXERCISE1_7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6122" calcext:value-type="percentage">
            <text:p>61,22%</text:p>
          </table:table-cell>
          <table:table-cell office:value-type="percentage" office:value="0.4122" calcext:value-type="percentage">
            <text:p>41,22%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5918" calcext:value-type="percentage">
            <text:p>59,18%</text:p>
          </table:table-cell>
          <table:table-cell office:value-type="percentage" office:value="0.1694" calcext:value-type="percentage">
            <text:p>16,94%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408" calcext:value-type="percentage">
            <text:p>14,08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837" calcext:value-type="percentage">
            <text:p>18,37%</text:p>
          </table:table-cell>
          <table:table-cell/>
        </table:table-row>
        <table:table-row table:style-name="ro1">
          <table:table-cell office:value-type="string" calcext:value-type="string">
            <text:p>EXERCISE1_8</text:p>
          </table:table-cell>
          <table:table-cell office:value-type="percentage" office:value="0.481" calcext:value-type="percentage">
            <text:p>48,10%</text:p>
          </table:table-cell>
          <table:table-cell table:number-columns-repeated="2" office:value-type="percentage" office:value="0.4898" calcext:value-type="percentage">
            <text:p>48,98%</text:p>
          </table:table-cell>
          <table:table-cell office:value-type="percentage" office:value="0.4163" calcext:value-type="percentage">
            <text:p>41,6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5102" calcext:value-type="percentage">
            <text:p>51,02%</text:p>
          </table:table-cell>
          <table:table-cell office:value-type="percentage" office:value="0.2687" calcext:value-type="percentage">
            <text:p>26,87%</text:p>
          </table:table-cell>
          <table:table-cell office:value-type="percentage" office:value="0.3061" calcext:value-type="percentage">
            <text:p>30,61%</text:p>
          </table:table-cell>
          <table:table-cell office:value-type="percentage" office:value="0.2102" calcext:value-type="percentage">
            <text:p>21,02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2245" calcext:value-type="percentage">
            <text:p>22,45%</text:p>
          </table:table-cell>
          <table:table-cell office:value-type="percentage" office:value="0.2041" calcext:value-type="percentage">
            <text:p>20,41%</text:p>
          </table:table-cell>
          <table:table-cell/>
        </table:table-row>
        <table:table-row table:style-name="ro1">
          <table:table-cell office:value-type="string" calcext:value-type="string">
            <text:p>EXERCISE1_9</text:p>
          </table:table-cell>
          <table:table-cell office:value-type="percentage" office:value="0.4374" calcext:value-type="percentage">
            <text:p>43,74%</text:p>
          </table:table-cell>
          <table:table-cell office:value-type="percentage" office:value="0.6735" calcext:value-type="percentage">
            <text:p>67,3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6122" calcext:value-type="percentage">
            <text:p>61,22%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1041" calcext:value-type="percentage">
            <text:p>10,41%</text:p>
          </table:table-cell>
          <table:table-cell/>
        </table:table-row>
        <table:table-row table:style-name="ro1">
          <table:table-cell office:value-type="string" calcext:value-type="string">
            <text:p>EXERCISE1_10</text:p>
          </table:table-cell>
          <table:table-cell office:value-type="percentage" office:value="0.3374" calcext:value-type="percentage">
            <text:p>33,74%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1252" calcext:value-type="percentage">
            <text:p>12,52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12" calcext:value-type="percentage">
            <text:p>6,12%</text:p>
          </table:table-cell>
          <table:table-cell/>
        </table:table-row>
        <table:table-row table:style-name="ro2">
          <table:table-cell table:style-name="ce3"/>
          <table:table-cell table:style-name="ce3" table:formula="of:=AVERAGE([.B2:.B11])" office:value-type="percentage" office:value="0.38647" calcext:value-type="percentage">
            <text:p>38,65%</text:p>
          </table:table-cell>
          <table:table-cell table:style-name="ce3" table:formula="of:=AVERAGE([.C2:.C11])" office:value-type="percentage" office:value="0.49953" calcext:value-type="percentage">
            <text:p>49,95%</text:p>
          </table:table-cell>
          <table:table-cell table:style-name="ce3" table:formula="of:=AVERAGE([.D2:.D11])" office:value-type="percentage" office:value="0.47611" calcext:value-type="percentage">
            <text:p>47,61%</text:p>
          </table:table-cell>
          <table:table-cell table:style-name="ce3" table:formula="of:=AVERAGE([.E2:.E11])" office:value-type="percentage" office:value="0.42072" calcext:value-type="percentage">
            <text:p>42,07%</text:p>
          </table:table-cell>
          <table:table-cell table:style-name="ce3" table:formula="of:=AVERAGE([.F2:.F11])" office:value-type="percentage" office:value="0.2998" calcext:value-type="percentage">
            <text:p>29,98%</text:p>
          </table:table-cell>
          <table:table-cell table:style-name="ce3" table:formula="of:=AVERAGE([.G2:.G11])" office:value-type="percentage" office:value="0.47348" calcext:value-type="percentage">
            <text:p>47,35%</text:p>
          </table:table-cell>
          <table:table-cell table:style-name="ce3" table:formula="of:=AVERAGE([.H2:.H11])" office:value-type="percentage" office:value="0.21199" calcext:value-type="percentage">
            <text:p>21,20%</text:p>
          </table:table-cell>
          <table:table-cell table:style-name="ce3" table:formula="of:=AVERAGE([.I2:.I11])" office:value-type="percentage" office:value="0.20163" calcext:value-type="percentage">
            <text:p>20,16%</text:p>
          </table:table-cell>
          <table:table-cell table:style-name="ce3" table:formula="of:=AVERAGE([.J2:.J11])" office:value-type="percentage" office:value="0.18933" calcext:value-type="percentage">
            <text:p>18,93%</text:p>
          </table:table-cell>
          <table:table-cell table:style-name="ce3" table:formula="of:=AVERAGE([.K2:.K11])" office:value-type="percentage" office:value="0.16082" calcext:value-type="percentage">
            <text:p>16,08%</text:p>
          </table:table-cell>
          <table:table-cell table:style-name="ce3" table:formula="of:=AVERAGE([.L2:.L11])" office:value-type="percentage" office:value="0.18368" calcext:value-type="percentage">
            <text:p>18,37%</text:p>
          </table:table-cell>
          <table:table-cell table:style-name="ce3" table:formula="of:=AVERAGE([.M2:.M11])" office:value-type="percentage" office:value="0.14837" calcext:value-type="percentage">
            <text:p>14,84%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PCA2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GEN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GEN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gen</text:p>
          </table:table-cell>
          <table:table-cell table:style-name="ce1"/>
        </table:table-row>
        <table:table-row table:style-name="ro1">
          <table:table-cell office:value-type="string" calcext:value-type="string">
            <text:p>exercise2_1</text:p>
          </table:table-cell>
          <table:table-cell office:value-type="percentage" office:value="0.4215" calcext:value-type="percentage">
            <text:p>42,15%</text:p>
          </table:table-cell>
          <table:table-cell office:value-type="percentage" office:value="0.3671" calcext:value-type="percentage">
            <text:p>36,71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3443" calcext:value-type="percentage">
            <text:p>34,43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671" calcext:value-type="percentage">
            <text:p>36,71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3262" calcext:value-type="percentage">
            <text:p>32,62%</text:p>
          </table:table-cell>
          <table:table-cell office:value-type="percentage" office:value="0.3046" calcext:value-type="percentage">
            <text:p>30,46%</text:p>
          </table:table-cell>
          <table:table-cell/>
        </table:table-row>
        <table:table-row table:style-name="ro1">
          <table:table-cell office:value-type="string" calcext:value-type="string">
            <text:p>exercise2_2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4684" calcext:value-type="percentage">
            <text:p>46,84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3506" calcext:value-type="percentage">
            <text:p>35,06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4684" calcext:value-type="percentage">
            <text:p>46,84%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072" calcext:value-type="percentage">
            <text:p>30,72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2224" calcext:value-type="percentage">
            <text:p>22,24%</text:p>
          </table:table-cell>
          <table:table-cell/>
        </table:table-row>
        <table:table-row table:style-name="ro1">
          <table:table-cell office:value-type="string" calcext:value-type="string">
            <text:p>exercise2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249" calcext:value-type="percentage">
            <text:p>32,49%</text:p>
          </table:table-cell>
          <table:table-cell office:value-type="percentage" office:value="0.3025" calcext:value-type="percentage">
            <text:p>30,25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941" calcext:value-type="percentage">
            <text:p>19,41%</text:p>
          </table:table-cell>
          <table:table-cell/>
        </table:table-row>
        <table:table-row table:style-name="ro1">
          <table:table-cell office:value-type="string" calcext:value-type="string">
            <text:p>exercise2_4</text:p>
          </table:table-cell>
          <table:table-cell office:value-type="percentage" office:value="0.4409" calcext:value-type="percentage">
            <text:p>44,09%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1954" calcext:value-type="percentage">
            <text:p>19,54%</text:p>
          </table:table-cell>
          <table:table-cell office:value-type="percentage" office:value="0.2021" calcext:value-type="percentage">
            <text:p>20,21%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208" calcext:value-type="percentage">
            <text:p>20,80%</text:p>
          </table:table-cell>
          <table:table-cell/>
        </table:table-row>
        <table:table-row table:style-name="ro1">
          <table:table-cell office:value-type="string" calcext:value-type="string">
            <text:p>exercise2_5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09" calcext:value-type="percentage">
            <text:p>41,09%</text:p>
          </table:table-cell>
          <table:table-cell office:value-type="percentage" office:value="0.3257" calcext:value-type="percentage">
            <text:p>32,57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291" calcext:value-type="percentage">
            <text:p>22,91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207" calcext:value-type="percentage">
            <text:p>22,07%</text:p>
          </table:table-cell>
          <table:table-cell/>
        </table:table-row>
        <table:table-row table:style-name="ro1">
          <table:table-cell office:value-type="string" calcext:value-type="string">
            <text:p>exercise2_6</text:p>
          </table:table-cell>
          <table:table-cell office:value-type="percentage" office:value="0.4515" calcext:value-type="percentage">
            <text:p>45,15%</text:p>
          </table:table-cell>
          <table:table-cell office:value-type="percentage" office:value="0.519" calcext:value-type="percentage">
            <text:p>51,90%</text:p>
          </table:table-cell>
          <table:table-cell table:number-columns-repeated="2" office:value-type="percentage" office:value="0.4051" calcext:value-type="percentage">
            <text:p>40,51%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3831" calcext:value-type="percentage">
            <text:p>38,31%</text:p>
          </table:table-cell>
          <table:table-cell office:value-type="percentage" office:value="0.3257" calcext:value-type="percentage">
            <text:p>32,57%</text:p>
          </table:table-cell>
          <table:table-cell/>
        </table:table-row>
        <table:table-row table:style-name="ro1">
          <table:table-cell office:value-type="string" calcext:value-type="string">
            <text:p>exercise2_7</text:p>
          </table:table-cell>
          <table:table-cell office:value-type="percentage" office:value="0.4823" calcext:value-type="percentage">
            <text:p>48,23%</text:p>
          </table:table-cell>
          <table:table-cell office:value-type="percentage" office:value="0.5443" calcext:value-type="percentage">
            <text:p>54,43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5443" calcext:value-type="percentage">
            <text:p>54,43%</text:p>
          </table:table-cell>
          <table:table-cell office:value-type="percentage" office:value="0.3827" calcext:value-type="percentage">
            <text:p>38,2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2996" calcext:value-type="percentage">
            <text:p>29,96%</text:p>
          </table:table-cell>
          <table:table-cell/>
        </table:table-row>
        <table:table-row table:style-name="ro1">
          <table:table-cell office:value-type="string" calcext:value-type="string">
            <text:p>exercise2_8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5443" calcext:value-type="percentage">
            <text:p>54,43%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278" calcext:value-type="percentage">
            <text:p>42,78%</text:p>
          </table:table-cell>
          <table:table-cell office:value-type="percentage" office:value="0.5443" calcext:value-type="percentage">
            <text:p>54,43%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3506" calcext:value-type="percentage">
            <text:p>35,06%</text:p>
          </table:table-cell>
          <table:table-cell office:value-type="percentage" office:value="0.3502" calcext:value-type="percentage">
            <text:p>35,02%</text:p>
          </table:table-cell>
          <table:table-cell office:value-type="percentage" office:value="0.246" calcext:value-type="percentage">
            <text:p>24,60%</text:p>
          </table:table-cell>
          <table:table-cell office:value-type="percentage" office:value="0.2084" calcext:value-type="percentage">
            <text:p>20,84%</text:p>
          </table:table-cell>
          <table:table-cell/>
        </table:table-row>
        <table:table-row table:style-name="ro1">
          <table:table-cell office:value-type="string" calcext:value-type="string">
            <text:p>exercise2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5236" calcext:value-type="percentage">
            <text:p>52,36%</text:p>
          </table:table-cell>
          <table:table-cell office:value-type="percentage" office:value="0.3494" calcext:value-type="percentage">
            <text:p>34,94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051" calcext:value-type="percentage">
            <text:p>40,51%</text:p>
          </table:table-cell>
          <table:table-cell office:value-type="percentage" office:value="0.2835" calcext:value-type="percentage">
            <text:p>28,35%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021" calcext:value-type="percentage">
            <text:p>30,21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122" calcext:value-type="percentage">
            <text:p>21,22%</text:p>
          </table:table-cell>
          <table:table-cell/>
        </table:table-row>
        <table:table-row table:style-name="ro1">
          <table:table-cell office:value-type="string" calcext:value-type="string">
            <text:p>exercise2_10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5369" calcext:value-type="percentage">
            <text:p>53,69%</text:p>
          </table:table-cell>
          <table:table-cell office:value-type="percentage" office:value="0.4359" calcext:value-type="percentage">
            <text:p>43,59%</text:p>
          </table:table-cell>
          <table:table-cell office:value-type="percentage" office:value="0.408" calcext:value-type="percentage">
            <text:p>40,80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3924" calcext:value-type="percentage">
            <text:p>39,24%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2059" calcext:value-type="percentage">
            <text:p>20,59%</text:p>
          </table:table-cell>
          <table:table-cell/>
        </table:table-row>
        <table:table-row table:style-name="ro2">
          <table:table-cell table:style-name="ce3"/>
          <table:table-cell table:style-name="ce3" table:formula="of:=AVERAGE([.B14:.B23])" office:value-type="percentage" office:value="0.44895" calcext:value-type="percentage">
            <text:p>44,90%</text:p>
          </table:table-cell>
          <table:table-cell table:style-name="ce3" table:formula="of:=AVERAGE([.C14:.C23])" office:value-type="percentage" office:value="0.46077" calcext:value-type="percentage">
            <text:p>46,08%</text:p>
          </table:table-cell>
          <table:table-cell table:style-name="ce3" table:formula="of:=AVERAGE([.D14:.D23])" office:value-type="percentage" office:value="0.46394" calcext:value-type="percentage">
            <text:p>46,39%</text:p>
          </table:table-cell>
          <table:table-cell table:style-name="ce3" table:formula="of:=AVERAGE([.E14:.E23])" office:value-type="percentage" office:value="0.38065" calcext:value-type="percentage">
            <text:p>38,07%</text:p>
          </table:table-cell>
          <table:table-cell table:style-name="ce3" table:formula="of:=AVERAGE([.F14:.F23])" office:value-type="percentage" office:value="0.34015" calcext:value-type="percentage">
            <text:p>34,02%</text:p>
          </table:table-cell>
          <table:table-cell table:style-name="ce3" office:value-type="percentage" office:value="0.4411" calcext:value-type="percentage">
            <text:p>44,11%</text:p>
          </table:table-cell>
          <table:table-cell table:style-name="ce3" table:formula="of:=AVERAGE([.H14:.H23])" office:value-type="percentage" office:value="0.3127" calcext:value-type="percentage">
            <text:p>31,27%</text:p>
          </table:table-cell>
          <table:table-cell table:style-name="ce3" table:formula="of:=AVERAGE([.I14:.I23])" office:value-type="percentage" office:value="0.29478" calcext:value-type="percentage">
            <text:p>29,48%</text:p>
          </table:table-cell>
          <table:table-cell table:style-name="ce3" table:formula="of:=AVERAGE([.J14:.J23])" office:value-type="percentage" office:value="0.27447" calcext:value-type="percentage">
            <text:p>27,45%</text:p>
          </table:table-cell>
          <table:table-cell table:style-name="ce3" table:formula="of:=AVERAGE([.K14:.K23])" office:value-type="percentage" office:value="0.26514" calcext:value-type="percentage">
            <text:p>26,51%</text:p>
          </table:table-cell>
          <table:table-cell table:style-name="ce3" table:formula="of:=AVERAGE([.L14:.L23])" office:value-type="percentage" office:value="0.26425" calcext:value-type="percentage">
            <text:p>26,43%</text:p>
          </table:table-cell>
          <table:table-cell table:style-name="ce3" table:formula="of:=AVERAGE([.M14:.M23])" office:value-type="percentage" office:value="0.24016" calcext:value-type="percentage">
            <text:p>24,02%</text:p>
          </table:table-cell>
          <table:table-cell table:style-name="ce3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PCA2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GEN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GEN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gen</text:p>
          </table:table-cell>
          <table:table-cell/>
        </table:table-row>
        <table:table-row table:style-name="ro1">
          <table:table-cell office:value-type="string" calcext:value-type="string">
            <text:p>exercise3_1</text:p>
          </table:table-cell>
          <table:table-cell office:value-type="percentage" office:value="0.4096" calcext:value-type="percentage">
            <text:p>40,96%</text:p>
          </table:table-cell>
          <table:table-cell office:value-type="percentage" office:value="0.5601" calcext:value-type="percentage">
            <text:p>56,01%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3212" calcext:value-type="percentage">
            <text:p>32,12%</text:p>
          </table:table-cell>
          <table:table-cell/>
          <table:table-cell office:value-type="percentage" office:value="0.3636" calcext:value-type="percentage">
            <text:p>36,36%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2247" calcext:value-type="percentage">
            <text:p>22,47%</text:p>
          </table:table-cell>
          <table:table-cell office:value-type="percentage" office:value="0.2202" calcext:value-type="percentage">
            <text:p>22,02%</text:p>
          </table:table-cell>
          <table:table-cell table:style-name="ce6" office:value-type="percentage" office:value="0.3682" calcext:value-type="percentage">
            <text:p>36,82%</text:p>
          </table:table-cell>
          <table:table-cell table:style-name="ce6" office:value-type="percentage" office:value="0.2535" calcext:value-type="percentage">
            <text:p>25,35%</text:p>
          </table:table-cell>
          <table:table-cell/>
        </table:table-row>
        <table:table-row table:style-name="ro1">
          <table:table-cell office:value-type="string" calcext:value-type="string">
            <text:p>exercise3_2</text:p>
          </table:table-cell>
          <table:table-cell office:value-type="percentage" office:value="0.3576" calcext:value-type="percentage">
            <text:p>35,76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038" calcext:value-type="percentage">
            <text:p>50,38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3455" calcext:value-type="percentage">
            <text:p>34,55%</text:p>
          </table:table-cell>
          <table:table-cell/>
          <table:table-cell office:value-type="percentage" office:value="0.2682" calcext:value-type="percentage">
            <text:p>26,82%</text:p>
          </table:table-cell>
          <table:table-cell office:value-type="percentage" office:value="0.2793" calcext:value-type="percentage">
            <text:p>27,93%</text:p>
          </table:table-cell>
          <table:table-cell office:value-type="percentage" office:value="0.2247" calcext:value-type="percentage">
            <text:p>22,47%</text:p>
          </table:table-cell>
          <table:table-cell office:value-type="percentage" office:value="0.2293" calcext:value-type="percentage">
            <text:p>22,93%</text:p>
          </table:table-cell>
          <table:table-cell table:style-name="ce6" office:value-type="percentage" office:value="0.254" calcext:value-type="percentage">
            <text:p>25,40%</text:p>
          </table:table-cell>
          <table:table-cell table:style-name="ce6" office:value-type="percentage" office:value="0.1727" calcext:value-type="percentage">
            <text:p>17,27%</text:p>
          </table:table-cell>
          <table:table-cell/>
        </table:table-row>
        <table:table-row table:style-name="ro1">
          <table:table-cell office:value-type="string" calcext:value-type="string">
            <text:p>exercise3_3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189" calcext:value-type="percentage">
            <text:p>51,89%</text:p>
          </table:table-cell>
          <table:table-cell office:value-type="percentage" office:value="0.4384" calcext:value-type="percentage">
            <text:p>43,84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percentage" office:value="0.1177" calcext:value-type="percentage">
            <text:p>11,77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808" calcext:value-type="percentage">
            <text:p>18,08%</text:p>
          </table:table-cell>
          <table:table-cell table:style-name="ce6" office:value-type="percentage" office:value="0.3419" calcext:value-type="percentage">
            <text:p>34,19%</text:p>
          </table:table-cell>
          <table:table-cell table:style-name="ce6" office:value-type="percentage" office:value="0.2732" calcext:value-type="percentage">
            <text:p>27,32%</text:p>
          </table:table-cell>
          <table:table-cell/>
        </table:table-row>
        <table:table-row table:style-name="ro1">
          <table:table-cell office:value-type="string" calcext:value-type="string">
            <text:p>exercise3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753" calcext:value-type="percentage">
            <text:p>57,53%</text:p>
          </table:table-cell>
          <table:table-cell office:value-type="percentage" office:value="0.5341" calcext:value-type="percentage">
            <text:p>53,41%</text:p>
          </table:table-cell>
          <table:table-cell office:value-type="percentage" office:value="0.4732" calcext:value-type="percentage">
            <text:p>47,32%</text:p>
          </table:table-cell>
          <table:table-cell office:value-type="percentage" office:value="0.3348" calcext:value-type="percentage">
            <text:p>33,48%</text:p>
          </table:table-cell>
          <table:table-cell/>
          <table:table-cell office:value-type="percentage" office:value="0.3056" calcext:value-type="percentage">
            <text:p>30,56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2904" calcext:value-type="percentage">
            <text:p>29,04%</text:p>
          </table:table-cell>
          <table:table-cell table:style-name="ce6" office:value-type="percentage" office:value="0.2025" calcext:value-type="percentage">
            <text:p>20,25%</text:p>
          </table:table-cell>
          <table:table-cell table:style-name="ce6" office:value-type="percentage" office:value="0.1571" calcext:value-type="percentage">
            <text:p>15,71%</text:p>
          </table:table-cell>
          <table:table-cell/>
        </table:table-row>
        <table:table-row table:style-name="ro1">
          <table:table-cell office:value-type="string" calcext:value-type="string">
            <text:p>exercise3_5</text:p>
          </table:table-cell>
          <table:table-cell office:value-type="percentage" office:value="0.4899" calcext:value-type="percentage">
            <text:p>48,99%</text:p>
          </table:table-cell>
          <table:table-cell office:value-type="percentage" office:value="0.6066" calcext:value-type="percentage">
            <text:p>60,66%</text:p>
          </table:table-cell>
          <table:table-cell office:value-type="percentage" office:value="0.5492" calcext:value-type="percentage">
            <text:p>54,92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136" calcext:value-type="percentage">
            <text:p>31,36%</text:p>
          </table:table-cell>
          <table:table-cell/>
          <table:table-cell office:value-type="percentage" office:value="0.2495" calcext:value-type="percentage">
            <text:p>24,95%</text:p>
          </table:table-cell>
          <table:table-cell office:value-type="percentage" office:value="0.2273" calcext:value-type="percentage">
            <text:p>22,73%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343" calcext:value-type="percentage">
            <text:p>23,43%</text:p>
          </table:table-cell>
          <table:table-cell table:style-name="ce6" office:value-type="percentage" office:value="0.3" calcext:value-type="percentage">
            <text:p>30,00%</text:p>
          </table:table-cell>
          <table:table-cell table:style-name="ce6" office:value-type="percentage" office:value="0.198" calcext:value-type="percentage">
            <text:p>19,80%</text:p>
          </table:table-cell>
          <table:table-cell/>
        </table:table-row>
        <table:table-row table:style-name="ro1">
          <table:table-cell office:value-type="string" calcext:value-type="string">
            <text:p>exercise3_6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4712" calcext:value-type="percentage">
            <text:p>47,12%</text:p>
          </table:table-cell>
          <table:table-cell office:value-type="percentage" office:value="0.4935" calcext:value-type="percentage">
            <text:p>49,3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3227" calcext:value-type="percentage">
            <text:p>32,27%</text:p>
          </table:table-cell>
          <table:table-cell/>
          <table:table-cell office:value-type="percentage" office:value="0.3247" calcext:value-type="percentage">
            <text:p>32,47%</text:p>
          </table:table-cell>
          <table:table-cell office:value-type="percentage" office:value="0.3313" calcext:value-type="percentage">
            <text:p>33,13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1919" calcext:value-type="percentage">
            <text:p>19,19%</text:p>
          </table:table-cell>
          <table:table-cell table:style-name="ce6" office:value-type="percentage" office:value="0.347" calcext:value-type="percentage">
            <text:p>34,70%</text:p>
          </table:table-cell>
          <table:table-cell table:style-name="ce6" office:value-type="percentage" office:value="0.2843" calcext:value-type="percentage">
            <text:p>28,43%</text:p>
          </table:table-cell>
          <table:table-cell/>
        </table:table-row>
        <table:table-row table:style-name="ro1">
          <table:table-cell office:value-type="string" calcext:value-type="string">
            <text:p>exercise3_7</text:p>
          </table:table-cell>
          <table:table-cell office:value-type="percentage" office:value="0.4202" calcext:value-type="percentage">
            <text:p>42,02%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5519" calcext:value-type="percentage">
            <text:p>55,19%</text:p>
          </table:table-cell>
          <table:table-cell office:value-type="percentage" office:value="0.4439" calcext:value-type="percentage">
            <text:p>44,39%</text:p>
          </table:table-cell>
          <table:table-cell office:value-type="percentage" office:value="0.2621" calcext:value-type="percentage">
            <text:p>26,21%</text:p>
          </table:table-cell>
          <table:table-cell/>
          <table:table-cell office:value-type="percentage" office:value="0.2278" calcext:value-type="percentage">
            <text:p>22,78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45" calcext:value-type="percentage">
            <text:p>25,45%</text:p>
          </table:table-cell>
          <table:table-cell office:value-type="percentage" office:value="0.1924" calcext:value-type="percentage">
            <text:p>19,24%</text:p>
          </table:table-cell>
          <table:table-cell table:style-name="ce6" office:value-type="percentage" office:value="0.2237" calcext:value-type="percentage">
            <text:p>22,37%</text:p>
          </table:table-cell>
          <table:table-cell table:style-name="ce6" office:value-type="percentage" office:value="0.1783" calcext:value-type="percentage">
            <text:p>17,83%</text:p>
          </table:table-cell>
          <table:table-cell/>
        </table:table-row>
        <table:table-row table:style-name="ro1">
          <table:table-cell office:value-type="string" calcext:value-type="string">
            <text:p>exercise3_8</text:p>
          </table:table-cell>
          <table:table-cell office:value-type="percentage" office:value="0.4364" calcext:value-type="percentage">
            <text:p>43,64%</text:p>
          </table:table-cell>
          <table:table-cell office:value-type="percentage" office:value="0.5758" calcext:value-type="percentage">
            <text:p>57,58%</text:p>
          </table:table-cell>
          <table:table-cell office:value-type="percentage" office:value="0.5411" calcext:value-type="percentage">
            <text:p>54,11%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955" calcext:value-type="percentage">
            <text:p>29,55%</text:p>
          </table:table-cell>
          <table:table-cell/>
          <table:table-cell office:value-type="percentage" office:value="0.2071" calcext:value-type="percentage">
            <text:p>20,71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283" calcext:value-type="percentage">
            <text:p>22,83%</text:p>
          </table:table-cell>
          <table:table-cell table:style-name="ce6" office:value-type="percentage" office:value="0.1667" calcext:value-type="percentage">
            <text:p>16,67%</text:p>
          </table:table-cell>
          <table:table-cell table:style-name="ce6" office:value-type="percentage" office:value="0.1662" calcext:value-type="percentage">
            <text:p>16,62%</text:p>
          </table:table-cell>
          <table:table-cell/>
        </table:table-row>
        <table:table-row table:style-name="ro1">
          <table:table-cell office:value-type="string" calcext:value-type="string">
            <text:p>exercise3_9</text:p>
          </table:table-cell>
          <table:table-cell office:value-type="percentage" office:value="0.4641" calcext:value-type="percentage">
            <text:p>46,41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043" calcext:value-type="percentage">
            <text:p>50,43%</text:p>
          </table:table-cell>
          <table:table-cell office:value-type="percentage" office:value="0.4288" calcext:value-type="percentage">
            <text:p>42,88%</text:p>
          </table:table-cell>
          <table:table-cell office:value-type="percentage" office:value="0.353" calcext:value-type="percentage">
            <text:p>35,30%</text:p>
          </table:table-cell>
          <table:table-cell/>
          <table:table-cell office:value-type="percentage" office:value="0.3505" calcext:value-type="percentage">
            <text:p>35,05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939" calcext:value-type="percentage">
            <text:p>19,39%</text:p>
          </table:table-cell>
          <table:table-cell table:style-name="ce6" office:value-type="percentage" office:value="0.2288" calcext:value-type="percentage">
            <text:p>22,88%</text:p>
          </table:table-cell>
          <table:table-cell table:style-name="ce6" office:value-type="percentage" office:value="0.2136" calcext:value-type="percentage">
            <text:p>21,36%</text:p>
          </table:table-cell>
          <table:table-cell/>
        </table:table-row>
        <table:table-row table:style-name="ro1">
          <table:table-cell office:value-type="string" calcext:value-type="string">
            <text:p>exercise3_10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4717" calcext:value-type="percentage">
            <text:p>47,17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965" calcext:value-type="percentage">
            <text:p>39,65%</text:p>
          </table:table-cell>
          <table:table-cell office:value-type="percentage" office:value="0.3242" calcext:value-type="percentage">
            <text:p>32,42%</text:p>
          </table:table-cell>
          <table:table-cell/>
          <table:table-cell office:value-type="percentage" office:value="0.2338" calcext:value-type="percentage">
            <text:p>23,38%</text:p>
          </table:table-cell>
          <table:table-cell office:value-type="percentage" office:value="0.246" calcext:value-type="percentage">
            <text:p>24,60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813" calcext:value-type="percentage">
            <text:p>18,13%</text:p>
          </table:table-cell>
          <table:table-cell table:style-name="ce6" office:value-type="percentage" office:value="0.302" calcext:value-type="percentage">
            <text:p>30,20%</text:p>
          </table:table-cell>
          <table:table-cell table:style-name="ce6" office:value-type="percentage" office:value="0.3258" calcext:value-type="percentage">
            <text:p>32,58%</text:p>
          </table:table-cell>
          <table:table-cell/>
        </table:table-row>
        <table:table-row table:style-name="ro2">
          <table:table-cell table:style-name="ce3"/>
          <table:table-cell table:style-name="ce3" table:formula="of:=AVERAGE([.B26:.B35])" office:value-type="percentage" office:value="0.43581" calcext:value-type="percentage">
            <text:p>43,58%</text:p>
          </table:table-cell>
          <table:table-cell table:style-name="ce3" table:formula="of:=AVERAGE([.C26:.C35])" office:value-type="percentage" office:value="0.53229" calcext:value-type="percentage">
            <text:p>53,23%</text:p>
          </table:table-cell>
          <table:table-cell table:style-name="ce3" table:formula="of:=AVERAGE([.D26:.D35])" office:value-type="percentage" office:value="0.52909" calcext:value-type="percentage">
            <text:p>52,91%</text:p>
          </table:table-cell>
          <table:table-cell table:style-name="ce3" table:formula="of:=AVERAGE([.E26:.E35])" office:value-type="percentage" office:value="0.43015" calcext:value-type="percentage">
            <text:p>43,02%</text:p>
          </table:table-cell>
          <table:table-cell table:style-name="ce3" table:formula="of:=AVERAGE([.F26:.F35])" office:value-type="percentage" office:value="0.32226" calcext:value-type="percentage">
            <text:p>32,23%</text:p>
          </table:table-cell>
          <table:table-cell table:style-name="ce3" table:formula="of:=AVERAGE([.G26:.G35])" office:value-type="string" office:string-value="" calcext:value-type="error">
            <text:p>#DIV/0!</text:p>
          </table:table-cell>
          <table:table-cell table:style-name="ce3" table:formula="of:=AVERAGE([.H26:.H35])" office:value-type="percentage" office:value="0.26485" calcext:value-type="percentage">
            <text:p>26,49%</text:p>
          </table:table-cell>
          <table:table-cell table:style-name="ce3" table:formula="of:=AVERAGE([.I26:.I35])" office:value-type="percentage" office:value="0.26485" calcext:value-type="percentage">
            <text:p>26,49%</text:p>
          </table:table-cell>
          <table:table-cell table:style-name="ce3" table:formula="of:=AVERAGE([.J26:.J35])" office:value-type="percentage" office:value="0.23535" calcext:value-type="percentage">
            <text:p>23,54%</text:p>
          </table:table-cell>
          <table:table-cell table:style-name="ce3" table:formula="of:=AVERAGE([.K26:.K35])" office:value-type="percentage" office:value="0.21428" calcext:value-type="percentage">
            <text:p>21,43%</text:p>
          </table:table-cell>
          <table:table-cell table:style-name="ce3" table:formula="of:=AVERAGE([.L26:.L35])" office:value-type="percentage" office:value="0.27348" calcext:value-type="percentage">
            <text:p>27,35%</text:p>
          </table:table-cell>
          <table:table-cell table:style-name="ce3" table:formula="of:=AVERAGE([.M26:.M35])" office:value-type="percentage" office:value="0.22227" calcext:value-type="percentage">
            <text:p>22,23%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UN 20 iters</text:p>
          </table:table-cell>
          <table:table-cell table:number-columns-repeated="2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52:40.53760093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57:35.704483337</meta:creation-date>
    <dc:date>2025-09-17T10:36:10.039531627</dc:date>
    <meta:editing-duration>PT10H52M50S</meta:editing-duration>
    <meta:editing-cycles>149</meta:editing-cycles>
    <meta:generator>LibreOffice/25.2.3.2$Linux_X86_64 LibreOffice_project/520$Build-2</meta:generator>
    <meta:document-statistic meta:table-count="1" meta:cell-count="453" meta:object-count="0"/>
  </office:meta>
</office:document-meta>
</file>